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izeBeanRegistrationCodeFragments( GenerationContext generationContext , BeanRegistrationCodeFragments codeFrag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yTo( GenerationContext generationContext , BeanRegistrationCode beanRegistration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ithCustomCodeFragments( UnaryOperator &lt; BeanRegistrationCodeFragments &gt; defaultCodeFrag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